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0938in" style:rel-column-width="1575*"/>
    </style:style>
    <style:style style:name="Table1.B" style:family="table-column">
      <style:table-column-properties style:column-width="5.5986in" style:rel-column-width="8062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bold" style:letter-kerning="false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font-weight="bold" style:font-weight-asian="bold" style:font-weight-complex="bold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" fo:language="de" fo:country="DE"/>
    </style:style>
    <style:style style:name="P10" style:family="paragraph" style:parent-style-name="Standard" style:list-style-name="L3"/>
    <style:style style:name="P11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2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3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4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5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6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7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8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19" style:family="paragraph" style:parent-style-name="Standard" style:list-style-name="L1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20" style:family="paragraph" style:parent-style-name="Standard" style:list-style-name="L1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21" style:family="paragraph" style:parent-style-name="Standard" style:list-style-name="L1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de" fo:country="DE"/>
    </style:style>
    <style:style style:name="P22" style:family="paragraph" style:parent-style-name="Standard" style:list-style-name="L2">
      <style:paragraph-properties fo:margin-left="0.4925in" fo:margin-right="0in" fo:text-indent="-0.25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3" style:family="paragraph" style:parent-style-name="Table_20_Heading">
      <style:text-properties style:font-name="Arial"/>
    </style:style>
    <style:style style:name="P24" style:family="paragraph" style:parent-style-name="Table_20_Contents"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3" style:family="text">
      <style:text-properties style:text-outline="false"/>
    </style:style>
    <style:style style:name="T4" style:family="text">
      <style:text-properties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5" style:family="text">
      <style:text-properties style:text-outline="false" style:text-position="0% 100%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font-name="Helvetica"/>
    </style:style>
    <style:style style:name="T8" style:family="text">
      <style:text-properties fo:font-size="11pt"/>
    </style:style>
    <style:style style:name="T9" style:family="text">
      <style:text-properties fo:letter-spacing="normal"/>
    </style:style>
    <style:style style:name="T10" style:family="text">
      <style:text-properties style:text-underline-style="none"/>
    </style:style>
    <style:style style:name="T11" style:family="text">
      <style:text-properties fo:font-weight="normal"/>
    </style:style>
    <style:style style:name="T12" style:family="text">
      <style:text-properties style:letter-kerning="false"/>
    </style:style>
    <style:style style:name="T13" style:family="text">
      <style:text-properties style:font-name-asian="Helvetica"/>
    </style:style>
    <style:style style:name="T14" style:family="text">
      <style:text-properties style:font-size-asian="11pt"/>
    </style:style>
    <style:style style:name="T15" style:family="text">
      <style:text-properties style:font-weight-asian="normal"/>
    </style:style>
    <style:style style:name="T16" style:family="text">
      <style:text-properties style:font-weight-asian="normal" style:font-name-complex="Helvetica"/>
    </style:style>
    <style:style style:name="T17" style:family="text">
      <style:text-properties style:font-name-complex="Helvetica"/>
    </style:style>
    <style:style style:name="T18" style:family="text">
      <style:text-properties style:font-size-complex="11pt"/>
    </style:style>
    <style:style style:name="T19" style:family="text">
      <style:text-properties style:font-weight-complex="normal"/>
    </style:style>
    <style:style style:name="T20" style:family="text">
      <style:text-properties fo:language="de" fo:country="DE" style:font-name-complex="Helvetic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 cases Teil des Systems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23">UC</text:p>
          </table:table-cell>
          <table:table-cell table:style-name="Table1.B1" office:value-type="string">
            <text:p text:style-name="P23">Use Cases</text:p>
          </table:table-cell>
        </table:table-row>
        <table:table-row>
          <table:table-cell table:style-name="Table1.A2" office:value-type="float" office:value="1">
            <text:p text:style-name="P24">01</text:p>
          </table:table-cell>
          <table:table-cell table:style-name="Table1.B2" office:value-type="string">
            <text:p text:style-name="P7">Authentifizieren</text:p>
            <text:list xml:id="list1491380788" text:style-name="L4">
              <text:list-item>
                <text:p text:style-name="P11"><text:span text:style-name="T2">Der</text:span><text:span text:style-name="T2"> Mitarbeiter führt sein Mitarbeiter Badge im Bezahlterminal ein, gibt den Pincode ein um sich zu Authentifizieren</text:span></text:p>
              </text:list-item>
              <text:list-item>
                <text:p text:style-name="P11"><text:span text:style-name="T2">Bei einem Angehörigen oder bei Firmenfahrzeugen führt der Kunde die Tankkarte ein und authentifiziert sich mit dem Pincode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2</text:p>
          </table:table-cell>
          <table:table-cell table:style-name="Table1.B2" office:value-type="string">
            <text:p text:style-name="P7">Zahlungsart wählen</text:p>
            <text:list xml:id="list815336919" text:style-name="L5">
              <text:list-item>
                <text:p text:style-name="P12"><text:span text:style-name="T2">Der Kunde wählt seine Zahlungsart welche Lohnabzug, Maestro oder Barbezahlung ist. Die Option Lohnabzug kann nur gewählt werden, wenn der Kunde sich mit dem Mitarbeiter badge authentifiziert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3</text:p>
          </table:table-cell>
          <table:table-cell table:style-name="Table1.B2" office:value-type="string">
            <text:p text:style-name="P7">Tanken</text:p>
            <text:list xml:id="list870242313" text:style-name="L6">
              <text:list-item>
                <text:p text:style-name="P13"><text:span text:style-name="T2">Der Kunde nimmt den Benzinschlauch, Tankt sein Fahrzeug und setzt den Schlauch wieder zurück.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4</text:p>
          </table:table-cell>
          <table:table-cell table:style-name="Table1.B2" office:value-type="string">
            <text:p text:style-name="P7">Quittung erstellen</text:p>
            <text:list xml:id="list242189361" text:style-name="L7">
              <text:list-item>
                <text:p text:style-name="P14"><text:span text:style-name="T2">Nach dem Tanken erstellt das Tank System eine Quittung falls der Kunde das wünscht. Der Kunde kann wählen ob er die Quittung per Papier oder e-mail haben will. Dies gibt er am Bezahlterminal ein. 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5</text:p>
          </table:table-cell>
          <table:table-cell table:style-name="Table1.B2" office:value-type="string">
            <text:p text:style-name="P7">Versenden der e-mail Quittung</text:p>
            <text:list xml:id="list2098842704" text:style-name="L9">
              <text:list-item>
                <text:p text:style-name="P15"><text:span text:style-name="T2">Die Quittung wird per E-Mail an den e-mail Server gesendet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6</text:p>
          </table:table-cell>
          <table:table-cell table:style-name="Table1.B2" office:value-type="string">
            <text:p text:style-name="P7">Tank record erstellen</text:p>
            <text:list xml:id="list1253531693" text:style-name="L10">
              <text:list-item>
                <text:p text:style-name="P16"><text:span text:style-name="T2">Nach Beendigung der Betankung wird ein Tank Record generiert. Dies enthält ....Daten.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7</text:p>
          </table:table-cell>
          <table:table-cell table:style-name="Table1.B2" office:value-type="string">
            <text:p text:style-name="P7">Transferieren der Daten</text:p>
            <text:list xml:id="list1790908568" text:style-name="L11">
              <text:list-item>
                <text:p text:style-name="P17"><text:span text:style-name="T2">Das Tanksystem transferiert den Tank Record nach dem Tanken automatisch an das Buchhaltungssystem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8</text:p>
          </table:table-cell>
          <table:table-cell table:style-name="Table1.B2" office:value-type="string">
            <text:p text:style-name="P7">Backup erstellen</text:p>
            <text:list xml:id="list1162785611" text:style-name="L12">
              <text:list-item>
                <text:p text:style-name="P18"><text:span text:style-name="T2">Das Tanksystem erstellt ein Backup am Abend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09</text:p>
          </table:table-cell>
          <table:table-cell table:style-name="Table1.B2" office:value-type="string">
            <text:p text:style-name="P9">Bargeld <text:span text:style-name="T5">überbringen</text:span></text:p>
            <text:list xml:id="list1324814264" text:style-name="L13">
              <text:list-item>
                <text:p text:style-name="P19"><text:span text:style-name="T2">Der Tankwart nimmt Täglich das Bargeld aus den Bezahlterminals und überbringt es der Buchhaltung.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10</text:p>
          </table:table-cell>
          <table:table-cell table:style-name="Table1.B2" office:value-type="string">
            <text:p text:style-name="P7">Bestellen des Nachschubes</text:p>
            <text:list xml:id="list1524398539" text:style-name="L14">
              <text:list-item>
                <text:p text:style-name="P20"><text:span text:style-name="T2">Bei unterschreiten des Minimum Standes wird automatisch eine Meldung an das Betriebsbuchhaltung System gesendet damit eine Bestellung beim bevorzugten Benzinlieferant ausgelöst wird.</text:span></text:p>
              </text:list-item>
            </text:list>
          </table:table-cell>
        </table:table-row>
        <table:table-row>
          <table:table-cell table:style-name="Table1.A2" office:value-type="float" office:value="0">
            <text:p text:style-name="P24">11</text:p>
          </table:table-cell>
          <table:table-cell table:style-name="Table1.B2" office:value-type="string">
            <text:p text:style-name="P7">Liefern des Nachschubes</text:p>
            <text:list xml:id="list1559448650" text:style-name="L15">
              <text:list-item>
                <text:p text:style-name="P21"><text:span text:style-name="T2">Der Benzinlieferant liefert den Bestellten Treibstoff und füllt den Tank auf</text:span></text:p>
              </text:list-item>
            </text:list>
          </table:table-cell>
        </table:table-row>
      </table:table>
      <text:p text:style-name="P8"/>
      <text:p text:style-name="P2"/>
      <text:list xml:id="list118186673" text:style-name="L2">
        <text:list-header>
          <text:p text:style-name="P1"/>
        </text:list-header>
      </text:list>
      <text:p text:style-name="P4">Use Cases nicht Teil des Systems</text:p>
      <text:list xml:id="list997857662" text:continue-numbering="true" text:style-name="L2">
        <text:list-item>
          <text:p text:style-name="P5">Buchhaltung Überprüfung</text:p>
          <text:list>
            <text:list-item>
              <text:p text:style-name="P5">Die Buchhaltung überprüft die Benzinbuchungen <text:s/>und hält Rückfrage mit dem Tankwart falls nötig</text:p>
            </text:list-item>
          </text:list>
        </text:list-item>
        <text:list-item>
          <text:p text:style-name="P22">Buchhaltung Abrechnung</text:p>
          <text:list>
            <text:list-item>
              <text:p text:style-name="P5">Buchhaltung erstellt die Abrechnung (Gutschrift auf Benzinkonto und Belastung der Bezüge)</text:p>
            </text:list-item>
          </text:list>
        </text:list-item>
        <text:list-item>
          <text:p text:style-name="P5">Gutschrift Benzinkonto (durch Buchhaltung)</text:p>
          <text:list>
            <text:list-item>
              <text:p text:style-name="P5"><text:soft-page-break/>Die Buchhaltung aktualisiert das Benzinkonto</text:p>
            </text:list-item>
          </text:list>
        </text:list-item>
        <text:list-item>
          <text:p text:style-name="P5">Belastung der KST (Abteilung oder Personal)</text:p>
          <text:list>
            <text:list-item>
              <text:p text:style-name="P5">Die Buchhaltung belastet den Tankbetrag der Abteilung oder Personal Kostenstelle</text:p>
            </text:list-item>
          </text:list>
        </text:list-item>
        <text:list-item>
          <text:p text:style-name="P5">Überweisung der Quittung an Lohnbuchhaltung durch Buchhaltung</text:p>
          <text:list>
            <text:list-item>
              <text:p text:style-name="P5">Die Quittungen der Privatbezüger werden an die Lohnbuchhaltungen überwiesen</text:p>
            </text:list-item>
          </text:list>
        </text:list-item>
        <text:list-item>
          <text:p text:style-name="P5">Verrechnung mit dem Lohn</text:p>
          <text:list>
            <text:list-item>
              <text:p text:style-name="P5">Lohnbuchhaltung verrechnet den Betrag mit dem Lohn</text:p>
            </text:list-item>
          </text:list>
        </text:list-item>
        <text:list-item>
          <text:p text:style-name="P5">überweisen des Bargeldes</text:p>
          <text:list>
            <text:list-item>
              <text:p text:style-name="P5">Das Bargeld wird von der Buchhaltung zur Zentralen Kasse überwiesen</text:p>
            </text:list-item>
          </text:list>
        </text:list-item>
        <text:list-item>
          <text:p text:style-name="P5">Service Arbeiten ausführen</text:p>
          <text:list>
            <text:list-item>
              <text:p text:style-name="P5">Der Tankwart führt Service Arbeiten aus</text:p>
            </text:list-item>
          </text:list>
        </text:list-item>
        <text:list-item>
          <text:p text:style-name="P5">Verrechnen des Nachschubes</text:p>
          <text:list>
            <text:list-item>
              <text:p text:style-name="P5">Der Benzinlieferant verrechnet die Lieferung mit der Betriebsbuchhaltung</text:p>
            </text:list-item>
          </text:list>
        </text:list-item>
      </text:list>
      <text:p text:style-name="P6"/>
      <text:p text:style-name="P6"/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07:19:00</meta:creation-date>
    <dc:date>2013-11-30T13:28:43</dc:date>
    <meta:editing-duration>PT11H07M42S</meta:editing-duration>
    <meta:editing-cycles>19</meta:editing-cycles>
    <meta:generator>NeoOffice/3.4$Unix OpenOffice.org_project/Patch 0</meta:generator>
    <meta:document-statistic meta:table-count="1" meta:image-count="0" meta:object-count="0" meta:page-count="2" meta:paragraph-count="56" meta:word-count="393" meta:character-count="2591"/>
  </office:meta>
</office:document-meta>
</file>